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2ea2e1">
        <table:table-column table:number-columns-repeated="5"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style-name="ab517fb"/>
        <table:table-column table:number-columns-repeated="11" table:style-name="ab517fb"/>
        <table:table-column table:style-name="ab517fb"/>
        <table:table-row>
          <table:table-cell/>
          <table:table-cell office:string-value="1ère année de licence" office:value-type="string" table:number-columns-spanned="4" table:number-rows-spanned="1" table:style-name="a7f5a12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a21a0a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4901ec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3732bc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697ac9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2bb47c">
            <text:p>Matière</text:p>
          </table:table-cell>
          <table:table-cell office:string-value="code Apogée" office:value-type="string" table:number-rows-spanned="1" table:style-name="a2bb07e">
            <text:p>code Apogée</text:p>
          </table:table-cell>
          <table:table-cell office:string-value="Responsable UE 2016-2017" office:value-type="string" table:number-rows-spanned="1" table:style-name="a2393eb">
            <text:p>Responsable UE 2016-2017</text:p>
          </table:table-cell>
          <table:table-cell office:string-value="Intervenants 2016-2017" office:value-type="string" table:number-rows-spanned="1" table:style-name="a461f84">
            <text:p>Intervenants 2016-2017</text:p>
          </table:table-cell>
          <table:table-cell office:string-value="COURS" office:value-type="string" table:number-rows-spanned="1" table:style-name="a135340">
            <text:p>COURS</text:p>
          </table:table-cell>
          <table:table-cell office:string-value="TD ou cours-TD" office:value-type="string" table:number-rows-spanned="1" table:style-name="a7faa97">
            <text:p>TD ou cours-TD</text:p>
          </table:table-cell>
          <table:table-cell office:string-value="TP ou cours-TP" office:value-type="string" table:number-rows-spanned="1" table:style-name="a371a26">
            <text:p>TP ou cours-TP</text:p>
          </table:table-cell>
          <table:table-cell office:string-value="Nombre de groupes indicatif" office:value-type="string" table:number-rows-spanned="1" table:style-name="a669428">
            <text:p>Nombre de groupes indicatif</text:p>
          </table:table-cell>
          <table:table-cell office:string-value="Choix Cours" office:value-type="string" table:number-rows-spanned="1" table:style-name="a993cab">
            <text:p>Choix Cours</text:p>
          </table:table-cell>
          <table:table-cell office:string-value="Choix TD/CMTD" office:value-type="string" table:number-rows-spanned="1" table:style-name="aaab26d">
            <text:p>Choix TD/CMTD</text:p>
          </table:table-cell>
          <table:table-cell office:string-value="Choix TP/CMTP" office:value-type="string" table:number-rows-spanned="1" table:style-name="a0d8918">
            <text:p>Choix TP/CMTP</text:p>
          </table:table-cell>
          <table:table-cell office:string-value="Nombre de TD/TP souhaités" office:value-type="string" table:number-rows-spanned="1" table:style-name="a1a2bf6">
            <text:p>Nombre de TD/TP souhaités</text:p>
          </table:table-cell>
          <table:table-cell office:string-value="Nombre d'années d'enseignement de la matière" office:value-type="string" table:number-rows-spanned="1" table:style-name="ae3ddb9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db4349">
            <text:p>Matière</text:p>
          </table:table-cell>
          <table:table-cell office:string-value="code Apogée" office:value-type="string" table:number-rows-spanned="1" table:style-name="a7cb8a0">
            <text:p>code Apogée</text:p>
          </table:table-cell>
          <table:table-cell office:string-value="Responsable UE 2016-2017" office:value-type="string" table:number-rows-spanned="1" table:style-name="a882ebf">
            <text:p>Responsable UE 2016-2017</text:p>
          </table:table-cell>
          <table:table-cell office:string-value="Intervenants 2016-2017" office:value-type="string" table:number-rows-spanned="1" table:style-name="a21257a">
            <text:p>Intervenants 2016-2017</text:p>
          </table:table-cell>
          <table:table-cell office:string-value="COURS" office:value-type="string" table:number-rows-spanned="1" table:style-name="a63475b">
            <text:p>COURS</text:p>
          </table:table-cell>
          <table:table-cell office:string-value="TD ou cours-TD" office:value-type="string" table:number-rows-spanned="1" table:style-name="aa5c9ed">
            <text:p>TD ou cours-TD</text:p>
          </table:table-cell>
          <table:table-cell office:string-value="TP ou cours-TP" office:value-type="string" table:number-rows-spanned="1" table:style-name="a42fe79">
            <text:p>TP ou cours-TP</text:p>
          </table:table-cell>
          <table:table-cell office:string-value="Nombre de groupes indicatif" office:value-type="string" table:number-rows-spanned="1" table:style-name="ab07be0">
            <text:p>Nombre de groupes indicatif</text:p>
          </table:table-cell>
          <table:table-cell office:string-value="Choix Cours" office:value-type="string" table:number-rows-spanned="1" table:style-name="aa810be">
            <text:p>Choix Cours</text:p>
          </table:table-cell>
          <table:table-cell office:string-value="Choix TD/CMTD" office:value-type="string" table:number-rows-spanned="1" table:style-name="a9762f1">
            <text:p>Choix TD/CMTD</text:p>
          </table:table-cell>
          <table:table-cell office:string-value="Choix TP/CMTP" office:value-type="string" table:number-rows-spanned="1" table:style-name="a67815c">
            <text:p>Choix TP/CMTP</text:p>
          </table:table-cell>
          <table:table-cell office:string-value="Nombre de TD/TP souhaités" office:value-type="string" table:number-rows-spanned="1" table:style-name="a9d411b">
            <text:p>Nombre de TD/TP souhaités</text:p>
          </table:table-cell>
          <table:table-cell office:string-value="Nombre d'années d'enseignement de la matière" office:value-type="string" table:number-rows-spanned="1" table:style-name="ada177a">
            <text:p>Nombre d'années d'enseignement de la matière</text:p>
          </table:table-cell>
        </table:table-row>
        <table:table-row>
          <table:table-cell/>
          <table:table-cell office:string-value="PRE-RENTREE : &#13;&#10;Mathématiques" office:value-type="string" table:number-rows-spanned="1" table:style-name="a1275f1">
            <text:p>PRE-RENTREE : <text:line-break/>Mathématiques</text:p>
          </table:table-cell>
          <table:table-cell office:string-value="A1PREMA" office:value-type="string" table:number-rows-spanned="1" table:style-name="a130502">
            <text:p>A1PREMA</text:p>
          </table:table-cell>
          <table:table-cell office:string-value="Pasquignon" office:value-type="string" table:number-rows-spanned="1" table:style-name="afd2cb5">
            <text:p>Pasquignon</text:p>
          </table:table-cell>
          <table:table-cell office:string-value="Huveneers&#13;&#10;Lamboley&#13;&#10;Vialard&#13;&#10;Legendre" office:value-type="string" table:number-rows-spanned="1" table:style-name="a7de780">
            <text:p>Huveneers<text:line-break/>Lamboley<text:line-break/>Vialard<text:line-break/>Legendre</text:p>
          </table:table-cell>
          <table:table-cell table:number-rows-spanned="1" table:style-name="a6cf21b"/>
          <table:table-cell office:string-value="15.0h CMTD" office:value-type="string" table:number-rows-spanned="1" table:style-name="a4e0892">
            <text:p>15.0h CMTD</text:p>
          </table:table-cell>
          <table:table-cell table:number-rows-spanned="1" table:style-name="ad904b2"/>
          <table:table-cell office:string-value="6 CMTD" office:value-type="string" table:number-rows-spanned="1" table:style-name="a583be5">
            <text:p>6 CMTD</text:p>
          </table:table-cell>
          <table:table-cell table:number-rows-spanned="1" table:style-name="a39fe10"/>
          <table:table-cell table:number-rows-spanned="1" table:style-name="a98cf06"/>
          <table:table-cell table:number-rows-spanned="1" table:style-name="ac65583"/>
          <table:table-cell table:number-rows-spanned="1" table:style-name="a1c43b5"/>
          <table:table-cell table:number-rows-spanned="1" table:style-name="a552817"/>
          <table:table-cell table:number-rows-spanned="1"/>
          <table:table-cell office:string-value="Analyse 2" office:value-type="string" table:number-rows-spanned="1" table:style-name="abda5e7">
            <text:p>Analyse 2</text:p>
          </table:table-cell>
          <table:table-cell office:string-value="A1DEM08" office:value-type="string" table:number-rows-spanned="1" table:style-name="ab51101">
            <text:p>A1DEM08</text:p>
          </table:table-cell>
          <table:table-cell office:string-value="Lebourg" office:value-type="string" table:number-rows-spanned="1" table:style-name="a2d9496">
            <text:p>Lebourg</text:p>
          </table:table-cell>
          <table:table-cell office:string-value="Lebourg CM&#13;&#10;Rammal&#13;&#10;Schaison&#13;&#10;Hadikhanloo&#13;&#10;Massetti" office:value-type="string" table:number-rows-spanned="1" table:style-name="a5b3d33">
            <text:p>Lebourg CM<text:line-break/>Rammal<text:line-break/>Schaison<text:line-break/>Hadikhanloo<text:line-break/>Massetti</text:p>
          </table:table-cell>
          <table:table-cell office:string-value="19.5h CM" office:value-type="string" table:number-rows-spanned="1" table:style-name="a04d6c6">
            <text:p>19.5h CM</text:p>
          </table:table-cell>
          <table:table-cell office:string-value="39.0h CMTD" office:value-type="string" table:number-rows-spanned="1" table:style-name="a11e4c3">
            <text:p>39.0h CMTD</text:p>
          </table:table-cell>
          <table:table-cell table:number-rows-spanned="1" table:style-name="a95ba6f"/>
          <table:table-cell office:string-value="6" office:value-type="string" table:number-rows-spanned="1" table:style-name="ae90c6a">
            <text:p>6</text:p>
          </table:table-cell>
          <table:table-cell table:number-rows-spanned="1" table:style-name="a959347"/>
          <table:table-cell table:number-rows-spanned="1" table:style-name="a5dfa24"/>
          <table:table-cell table:number-rows-spanned="1" table:style-name="a7d44e3"/>
          <table:table-cell table:number-rows-spanned="1" table:style-name="a48b48a"/>
          <table:table-cell table:number-rows-spanned="1" table:style-name="a279c2f"/>
        </table:table-row>
        <table:table-row>
          <table:table-cell/>
          <table:table-cell office:string-value="Analyse1" office:value-type="string" table:number-rows-spanned="1" table:style-name="a066ca9">
            <text:p>Analyse1</text:p>
          </table:table-cell>
          <table:table-cell office:string-value="A1DEM01" office:value-type="string" table:number-rows-spanned="1" table:style-name="a089da7">
            <text:p>A1DEM01</text:p>
          </table:table-cell>
          <table:table-cell office:string-value="Simenhaus" office:value-type="string" table:number-rows-spanned="1" table:style-name="ad487fe">
            <text:p>Simenhaus</text:p>
          </table:table-cell>
          <table:table-cell office:string-value="Legendre&#13;&#10;Lamboley&#13;&#10;Attouchi&#13;&#10;Simenhaus&#13;&#10;Boussion&#13;&#10;Truchot" office:value-type="string" table:number-rows-spanned="1" table:style-name="a8a4e59">
            <text:p>Legendre<text:line-break/>Lamboley<text:line-break/>Attouchi<text:line-break/>Simenhaus<text:line-break/>Boussion<text:line-break/>Truchot</text:p>
          </table:table-cell>
          <table:table-cell table:number-rows-spanned="1" table:style-name="abd0f8e"/>
          <table:table-cell office:string-value="72.0h CMTD" office:value-type="string" table:number-rows-spanned="1" table:style-name="a8a8aeb">
            <text:p>72.0h CMTD</text:p>
          </table:table-cell>
          <table:table-cell table:number-rows-spanned="1" table:style-name="a12a8c0"/>
          <table:table-cell office:string-value="6 CMTD" office:value-type="string" table:number-rows-spanned="1" table:style-name="a3a9d74">
            <text:p>6 CMTD</text:p>
          </table:table-cell>
          <table:table-cell table:number-rows-spanned="1" table:style-name="a8422b5"/>
          <table:table-cell table:number-rows-spanned="1" table:style-name="af93fab"/>
          <table:table-cell table:number-rows-spanned="1" table:style-name="ac30ae5"/>
          <table:table-cell table:number-rows-spanned="1" table:style-name="a6aded9"/>
          <table:table-cell table:number-rows-spanned="1" table:style-name="aa24d67"/>
          <table:table-cell table:number-rows-spanned="1"/>
          <table:table-cell office:string-value="Algèbre linéaire 2" office:value-type="string" table:number-rows-spanned="1" table:style-name="ab4b701">
            <text:p>Algèbre linéaire 2</text:p>
          </table:table-cell>
          <table:table-cell office:string-value="A1DEM09" office:value-type="string" table:number-rows-spanned="1" table:style-name="a309401">
            <text:p>A1DEM09</text:p>
          </table:table-cell>
          <table:table-cell office:string-value="Vialard" office:value-type="string" table:number-rows-spanned="1" table:style-name="a018cb9">
            <text:p>Vialard</text:p>
          </table:table-cell>
          <table:table-cell office:string-value="Vialard CM&#13;&#10;Rammal&#13;&#10;Fu Ying&#13;&#10;Coron&#13;&#10;Macasieb&#13;&#10;Schaison&#13;&#10;Fu" office:value-type="string" table:number-rows-spanned="1" table:style-name="a8e09ef">
            <text:p>Vialard CM<text:line-break/>Rammal<text:line-break/>Fu Ying<text:line-break/>Coron<text:line-break/>Macasieb<text:line-break/>Schaison<text:line-break/>Fu</text:p>
          </table:table-cell>
          <table:table-cell office:string-value="19.5h CM" office:value-type="string" table:number-rows-spanned="1" table:style-name="a6caf93">
            <text:p>19.5h CM</text:p>
          </table:table-cell>
          <table:table-cell office:string-value="39.0h CMTD" office:value-type="string" table:number-rows-spanned="1" table:style-name="a3525b0">
            <text:p>39.0h CMTD</text:p>
          </table:table-cell>
          <table:table-cell table:number-rows-spanned="1" table:style-name="ac2278d"/>
          <table:table-cell office:string-value="6" office:value-type="string" table:number-rows-spanned="1" table:style-name="ae10696">
            <text:p>6</text:p>
          </table:table-cell>
          <table:table-cell table:number-rows-spanned="1" table:style-name="ae83a41"/>
          <table:table-cell table:number-rows-spanned="1" table:style-name="a8c7009"/>
          <table:table-cell table:number-rows-spanned="1" table:style-name="ac34182"/>
          <table:table-cell table:number-rows-spanned="1" table:style-name="a526707"/>
          <table:table-cell table:number-rows-spanned="1" table:style-name="a34bb44"/>
        </table:table-row>
        <table:table-row>
          <table:table-cell/>
          <table:table-cell office:string-value="Algèbre linéaire 1" office:value-type="string" table:number-rows-spanned="1" table:style-name="a3c14db">
            <text:p>Algèbre linéaire 1</text:p>
          </table:table-cell>
          <table:table-cell office:string-value="A1DEM02" office:value-type="string" table:number-rows-spanned="1" table:style-name="acfd79b">
            <text:p>A1DEM02</text:p>
          </table:table-cell>
          <table:table-cell office:string-value="Pasquignon" office:value-type="string" table:number-rows-spanned="1" table:style-name="a07410a">
            <text:p>Pasquignon</text:p>
          </table:table-cell>
          <table:table-cell office:string-value="Tamzali-Lafond&#13;&#10;Henon&#13;&#10;Pasquignon&#13;&#10;Taleng&#13;&#10;Pasquignon&#13;&#10;Vialard" office:value-type="string" table:number-rows-spanned="1" table:style-name="a6c88f1">
            <text:p>Tamzali-Lafond<text:line-break/>Henon<text:line-break/>Pasquignon<text:line-break/>Taleng<text:line-break/>Pasquignon<text:line-break/>Vialard</text:p>
          </table:table-cell>
          <table:table-cell table:number-rows-spanned="1" table:style-name="a6da2db"/>
          <table:table-cell office:string-value="72.0h CMTD" office:value-type="string" table:number-rows-spanned="1" table:style-name="a8e26ea">
            <text:p>72.0h CMTD</text:p>
          </table:table-cell>
          <table:table-cell table:number-rows-spanned="1" table:style-name="ac4038d"/>
          <table:table-cell office:string-value="6 CMTD" office:value-type="string" table:number-rows-spanned="1" table:style-name="a14c6a9">
            <text:p>6 CMTD</text:p>
          </table:table-cell>
          <table:table-cell table:number-rows-spanned="1" table:style-name="a8a1b2b"/>
          <table:table-cell table:number-rows-spanned="1" table:style-name="ab16fa1"/>
          <table:table-cell table:number-rows-spanned="1" table:style-name="ac5b0cd"/>
          <table:table-cell table:number-rows-spanned="1" table:style-name="adbe041"/>
          <table:table-cell table:number-rows-spanned="1" table:style-name="abe3cdf"/>
          <table:table-cell table:number-rows-spanned="1"/>
          <table:table-cell office:string-value="Algorithmique et programmation 2" office:value-type="string" table:number-rows-spanned="1" table:style-name="aee3ffb">
            <text:p>Algorithmique et programmation 2</text:p>
          </table:table-cell>
          <table:table-cell office:string-value="A1DEM11" office:value-type="string" table:number-rows-spanned="1" table:style-name="adb1441">
            <text:p>A1DEM11</text:p>
          </table:table-cell>
          <table:table-cell office:string-value="Cazenave" office:value-type="string" table:number-rows-spanned="1" table:style-name="a4bbd90">
            <text:p>Cazenave</text:p>
          </table:table-cell>
          <table:table-cell office:string-value="Cazenave CM&#13;&#10;Jamain&#13;&#10;Pontoizeau&#13;&#10;Ternier&#13;&#10;Labernia&#13;&#10;Haddad&#13;&#10;Tlilane" office:value-type="string" table:number-rows-spanned="1" table:style-name="a89d217">
            <text:p>Cazenave CM<text:line-break/>Jamain<text:line-break/>Pontoizeau<text:line-break/>Ternier<text:line-break/>Labernia<text:line-break/>Haddad<text:line-break/>Tlilane</text:p>
          </table:table-cell>
          <table:table-cell office:string-value="19.5h CM" office:value-type="string" table:number-rows-spanned="1" table:style-name="aa8d640">
            <text:p>19.5h CM</text:p>
          </table:table-cell>
          <table:table-cell office:string-value="19.5h TD" office:value-type="string" table:number-rows-spanned="1" table:style-name="afad8c2">
            <text:p>19.5h TD</text:p>
          </table:table-cell>
          <table:table-cell table:number-rows-spanned="1" table:style-name="aedbfc3"/>
          <table:table-cell office:string-value="6" office:value-type="string" table:number-rows-spanned="1" table:style-name="af4d2bd">
            <text:p>6</text:p>
          </table:table-cell>
          <table:table-cell table:number-rows-spanned="1" table:style-name="aa23ca8"/>
          <table:table-cell table:number-rows-spanned="1" table:style-name="a7f822f"/>
          <table:table-cell table:number-rows-spanned="1" table:style-name="a6a19aa"/>
          <table:table-cell table:number-rows-spanned="1" table:style-name="ae034d3"/>
          <table:table-cell table:number-rows-spanned="1" table:style-name="a2b8daa"/>
        </table:table-row>
        <table:table-row>
          <table:table-cell/>
          <table:table-cell office:string-value="Algorithmique et programmation 1" office:value-type="string" table:number-rows-spanned="1" table:style-name="a2a969d">
            <text:p>Algorithmique et programmation 1</text:p>
          </table:table-cell>
          <table:table-cell office:string-value="A1DEM03" office:value-type="string" table:number-rows-spanned="1" table:style-name="a26cfb6">
            <text:p>A1DEM03</text:p>
          </table:table-cell>
          <table:table-cell office:string-value="Colazzo" office:value-type="string" table:number-rows-spanned="1" table:style-name="ac7cc7a">
            <text:p>Colazzo</text:p>
          </table:table-cell>
          <table:table-cell office:string-value="Colazzo CM&#13;&#10;Raksanyi&#13;&#10;Gabrel-Willemin&#13;&#10;Murat&#13;&#10;Manouvrier&#13;&#10;Arib" office:value-type="string" table:number-rows-spanned="1" table:style-name="aa16dea">
            <text:p>Colazzo CM<text:line-break/>Raksanyi<text:line-break/>Gabrel-Willemin<text:line-break/>Murat<text:line-break/>Manouvrier<text:line-break/>Arib</text:p>
          </table:table-cell>
          <table:table-cell table:number-rows-spanned="1" table:style-name="ae93750"/>
          <table:table-cell office:string-value="30.0h CMTD" office:value-type="string" table:number-rows-spanned="1" table:style-name="a843722">
            <text:p>30.0h CMTD</text:p>
          </table:table-cell>
          <table:table-cell office:string-value="30.0h CMTP" office:value-type="string" table:number-rows-spanned="1" table:style-name="a64520a">
            <text:p>30.0h CMTP</text:p>
          </table:table-cell>
          <table:table-cell office:string-value="6 CMTD et 6 CMTP" office:value-type="string" table:number-rows-spanned="1" table:style-name="aacc33e">
            <text:p>6 CMTD et 6 CMTP</text:p>
          </table:table-cell>
          <table:table-cell table:number-rows-spanned="1" table:style-name="aeeffa2"/>
          <table:table-cell table:number-rows-spanned="1" table:style-name="af46d27"/>
          <table:table-cell table:number-rows-spanned="1" table:style-name="ae1b2ec"/>
          <table:table-cell table:number-rows-spanned="1" table:style-name="af001ad"/>
          <table:table-cell table:number-rows-spanned="1" table:style-name="a863921"/>
          <table:table-cell table:number-rows-spanned="1"/>
          <table:table-cell office:string-value="Modélisation et applications des mathématiques" office:value-type="string" table:number-rows-spanned="1" table:style-name="a15fba5">
            <text:p>Modélisation et applications des mathématiques</text:p>
          </table:table-cell>
          <table:table-cell office:string-value="A1DEM10" office:value-type="string" table:number-rows-spanned="1" table:style-name="afa083e">
            <text:p>A1DEM10</text:p>
          </table:table-cell>
          <table:table-cell office:string-value="Boussion" office:value-type="string" table:number-rows-spanned="1" table:style-name="ab1e26d">
            <text:p>Boussion</text:p>
          </table:table-cell>
          <table:table-cell office:string-value="Boussion CM&#13;&#10;Genadot&#13;&#10;Leboucher&#13;&#10;Le Cousin" office:value-type="string" table:number-rows-spanned="1" table:style-name="af4284e">
            <text:p>Boussion CM<text:line-break/>Genadot<text:line-break/>Leboucher<text:line-break/>Le Cousin</text:p>
          </table:table-cell>
          <table:table-cell office:string-value="19.5h CM" office:value-type="string" table:number-rows-spanned="1" table:style-name="af272b7">
            <text:p>19.5h CM</text:p>
          </table:table-cell>
          <table:table-cell office:string-value="19.5h TD" office:value-type="string" table:number-rows-spanned="1" table:style-name="a65553b">
            <text:p>19.5h TD</text:p>
          </table:table-cell>
          <table:table-cell table:number-rows-spanned="1" table:style-name="a6e90d1"/>
          <table:table-cell office:string-value="6" office:value-type="string" table:number-rows-spanned="1" table:style-name="a700a67">
            <text:p>6</text:p>
          </table:table-cell>
          <table:table-cell table:number-rows-spanned="1" table:style-name="ac178d3"/>
          <table:table-cell table:number-rows-spanned="1" table:style-name="a268e3f"/>
          <table:table-cell table:number-rows-spanned="1" table:style-name="a2b8cf1"/>
          <table:table-cell table:number-rows-spanned="1" table:style-name="a71cb0e"/>
          <table:table-cell table:number-rows-spanned="1" table:style-name="a090563"/>
        </table:table-row>
        <table:table-row>
          <table:table-cell/>
          <table:table-cell office:string-value="Introduction à la microéconomie" office:value-type="string" table:number-rows-spanned="1" table:style-name="a31bc23">
            <text:p>Introduction à la microéconomie</text:p>
          </table:table-cell>
          <table:table-cell office:string-value="A1DEM04" office:value-type="string" table:number-rows-spanned="1" table:style-name="a1a09f9">
            <text:p>A1DEM04</text:p>
          </table:table-cell>
          <table:table-cell office:string-value="De Vreyer" office:value-type="string" table:number-rows-spanned="1" table:style-name="a5ce1b0">
            <text:p>De Vreyer</text:p>
          </table:table-cell>
          <table:table-cell office:string-value="De Vreyer CM&#13;&#10;Brembilla&#13;&#10;Laffineur&#13;&#10;Morcillo" office:value-type="string" table:number-rows-spanned="1" table:style-name="ab5d97c">
            <text:p>De Vreyer CM<text:line-break/>Brembilla<text:line-break/>Laffineur<text:line-break/>Morcillo</text:p>
          </table:table-cell>
          <table:table-cell office:string-value="19.5h CM" office:value-type="string" table:number-rows-spanned="1" table:style-name="a49e79b">
            <text:p>19.5h CM</text:p>
          </table:table-cell>
          <table:table-cell office:string-value="19.5h TD" office:value-type="string" table:number-rows-spanned="1" table:style-name="aa354c5">
            <text:p>19.5h TD</text:p>
          </table:table-cell>
          <table:table-cell table:number-rows-spanned="1" table:style-name="a001fe3"/>
          <table:table-cell office:string-value="6 TD" office:value-type="string" table:number-rows-spanned="1" table:style-name="a3eb457">
            <text:p>6 TD</text:p>
          </table:table-cell>
          <table:table-cell table:number-rows-spanned="1" table:style-name="ad9aaf5"/>
          <table:table-cell table:number-rows-spanned="1" table:style-name="a1963de"/>
          <table:table-cell table:number-rows-spanned="1" table:style-name="a27246b"/>
          <table:table-cell table:number-rows-spanned="1" table:style-name="a86a861"/>
          <table:table-cell table:number-rows-spanned="1" table:style-name="ab56bf9"/>
          <table:table-cell table:number-rows-spanned="1"/>
          <table:table-cell office:string-value="Outils en informatique&#13;&#10;- Outils de l'internet" office:value-type="string" table:number-rows-spanned="1" table:style-name="a3a9133">
            <text:p>Outils en informatique<text:line-break/>- Outils de l'internet</text:p>
          </table:table-cell>
          <table:table-cell office:string-value="A1DEM14" office:value-type="string" table:number-rows-spanned="1" table:style-name="a1ba5c6">
            <text:p>A1DEM14</text:p>
          </table:table-cell>
          <table:table-cell office:string-value="Mayag" office:value-type="string" table:number-rows-spanned="1" table:style-name="a8def86">
            <text:p>Mayag</text:p>
          </table:table-cell>
          <table:table-cell office:string-value="Mayag CM&#13;&#10;Belhoul&#13;&#10;Jamain&#13;&#10;Magnouche&#13;&#10;Arib" office:value-type="string" table:number-rows-spanned="1" table:style-name="aa6a2ca">
            <text:p>Mayag CM<text:line-break/>Belhoul<text:line-break/>Jamain<text:line-break/>Magnouche<text:line-break/>Arib</text:p>
          </table:table-cell>
          <table:table-cell office:string-value="15.0h CM" office:value-type="string" table:number-rows-spanned="1" table:style-name="a92c810">
            <text:p>15.0h CM</text:p>
          </table:table-cell>
          <table:table-cell table:number-rows-spanned="1" table:style-name="a2f1e6c"/>
          <table:table-cell office:string-value="15.0h TP" office:value-type="string" table:number-rows-spanned="1" table:style-name="a1a9459">
            <text:p>15.0h TP</text:p>
          </table:table-cell>
          <table:table-cell office:string-value="6" office:value-type="string" table:number-rows-spanned="1" table:style-name="ab75030">
            <text:p>6</text:p>
          </table:table-cell>
          <table:table-cell table:number-rows-spanned="1" table:style-name="af2ade9"/>
          <table:table-cell table:number-rows-spanned="1" table:style-name="a91d215"/>
          <table:table-cell table:number-rows-spanned="1" table:style-name="a43a4d3"/>
          <table:table-cell table:number-rows-spanned="1" table:style-name="a7ce21f"/>
          <table:table-cell table:number-rows-spanned="1" table:style-name="aba774d"/>
        </table:table-row>
        <table:table-row>
          <table:table-cell/>
          <table:table-cell office:string-value="Problèmes économiques" office:value-type="string" table:number-rows-spanned="1" table:style-name="a382b4d">
            <text:p>Problèmes économiques</text:p>
          </table:table-cell>
          <table:table-cell office:string-value="A1DEM06" office:value-type="string" table:number-rows-spanned="1" table:style-name="ac04b1d">
            <text:p>A1DEM06</text:p>
          </table:table-cell>
          <table:table-cell office:string-value="Dieudonne" office:value-type="string" table:number-rows-spanned="1" table:style-name="ad7e1cc">
            <text:p>Dieudonne</text:p>
          </table:table-cell>
          <table:table-cell office:string-value="Dieudonne" office:value-type="string" table:number-rows-spanned="1" table:style-name="ae3cb1f">
            <text:p>Dieudonne</text:p>
          </table:table-cell>
          <table:table-cell office:string-value="36.0h CM" office:value-type="string" table:number-rows-spanned="1" table:style-name="a342d71">
            <text:p>36.0h CM</text:p>
          </table:table-cell>
          <table:table-cell table:number-rows-spanned="1" table:style-name="a3b1676"/>
          <table:table-cell table:number-rows-spanned="1" table:style-name="a438c07"/>
          <table:table-cell table:number-rows-spanned="1" table:style-name="af9fbb2"/>
          <table:table-cell table:number-rows-spanned="1" table:style-name="afbfa22"/>
          <table:table-cell table:number-rows-spanned="1" table:style-name="accd768"/>
          <table:table-cell table:number-rows-spanned="1" table:style-name="a488cc9"/>
          <table:table-cell table:number-rows-spanned="1" table:style-name="a3d0dcb"/>
          <table:table-cell table:number-rows-spanned="1" table:style-name="ab2fc2b"/>
          <table:table-cell table:number-rows-spanned="1"/>
          <table:table-cell office:string-value="Outils en informatique&#13;&#10;- Initiation à la recherche opérationnelle avec Excel" office:value-type="string" table:number-rows-spanned="1" table:style-name="acdf3d1">
            <text:p>Outils en informatique<text:line-break/>- Initiation à la recherche opérationnelle avec Excel</text:p>
          </table:table-cell>
          <table:table-cell office:string-value="A1DEM14" office:value-type="string" table:number-rows-spanned="1" table:style-name="ab91ac7">
            <text:p>A1DEM14</text:p>
          </table:table-cell>
          <table:table-cell office:string-value="Mayag" office:value-type="string" table:number-rows-spanned="1" table:style-name="ac3ebe7">
            <text:p>Mayag</text:p>
          </table:table-cell>
          <table:table-cell office:string-value="Mayag CM&#13;&#10;Belhoul&#13;&#10;Jamain&#13;&#10;Magnouche&#13;&#10;Mouhoub&#13;&#10;Haddad" office:value-type="string" table:number-rows-spanned="1" table:style-name="ac1f7f1">
            <text:p>Mayag CM<text:line-break/>Belhoul<text:line-break/>Jamain<text:line-break/>Magnouche<text:line-break/>Mouhoub<text:line-break/>Haddad</text:p>
          </table:table-cell>
          <table:table-cell office:string-value="3.0h CM" office:value-type="string" table:number-rows-spanned="1" table:style-name="afd141a">
            <text:p>3.0h CM</text:p>
          </table:table-cell>
          <table:table-cell table:number-rows-spanned="1" table:style-name="af200a6"/>
          <table:table-cell office:string-value="12.0h TP" office:value-type="string" table:number-rows-spanned="1" table:style-name="ae47bdd">
            <text:p>12.0h TP</text:p>
          </table:table-cell>
          <table:table-cell office:string-value="6" office:value-type="string" table:number-rows-spanned="1" table:style-name="af01fb3">
            <text:p>6</text:p>
          </table:table-cell>
          <table:table-cell table:number-rows-spanned="1" table:style-name="a3c563c"/>
          <table:table-cell table:number-rows-spanned="1" table:style-name="adc2fe6"/>
          <table:table-cell table:number-rows-spanned="1" table:style-name="ab73465"/>
          <table:table-cell table:number-rows-spanned="1" table:style-name="aaca8e7"/>
          <table:table-cell table:number-rows-spanned="1" table:style-name="a8bff7f"/>
        </table:table-row>
        <table:table-row>
          <table:table-cell/>
          <table:table-cell office:string-value="Organisation des entreprisess" office:value-type="string" table:number-rows-spanned="1" table:style-name="a4593f6">
            <text:p>Organisation des entreprisess</text:p>
          </table:table-cell>
          <table:table-cell office:string-value="A1DEM07" office:value-type="string" table:number-rows-spanned="1" table:style-name="a182276">
            <text:p>A1DEM07</text:p>
          </table:table-cell>
          <table:table-cell office:string-value="Servel" office:value-type="string" table:number-rows-spanned="1" table:style-name="a669407">
            <text:p>Servel</text:p>
          </table:table-cell>
          <table:table-cell office:string-value="Carcassonne CM&#13;&#10;Servel CM&#13;&#10;Zouaneb&#13;&#10;Diedhiou" office:value-type="string" table:number-rows-spanned="1" table:style-name="ac30f0b">
            <text:p>Carcassonne CM<text:line-break/>Servel CM<text:line-break/>Zouaneb<text:line-break/>Diedhiou</text:p>
          </table:table-cell>
          <table:table-cell office:string-value="6.0h CM" office:value-type="string" table:number-rows-spanned="1" table:style-name="a903697">
            <text:p>6.0h CM</text:p>
          </table:table-cell>
          <table:table-cell office:string-value="30.0h TD" office:value-type="string" table:number-rows-spanned="1" table:style-name="af37fc8">
            <text:p>30.0h TD</text:p>
          </table:table-cell>
          <table:table-cell table:number-rows-spanned="1" table:style-name="a8e4f24"/>
          <table:table-cell office:string-value="2 TD" office:value-type="string" table:number-rows-spanned="1" table:style-name="a579712">
            <text:p>2 TD</text:p>
          </table:table-cell>
          <table:table-cell table:number-rows-spanned="1" table:style-name="a90507d"/>
          <table:table-cell table:number-rows-spanned="1" table:style-name="aa6bed5"/>
          <table:table-cell table:number-rows-spanned="1" table:style-name="a85c95c"/>
          <table:table-cell table:number-rows-spanned="1" table:style-name="af215c1"/>
          <table:table-cell table:number-rows-spanned="1" table:style-name="a4ef894"/>
          <table:table-cell table:number-rows-spanned="1"/>
          <table:table-cell office:string-value="Outils en informatique&#13;&#10;- Bases de données élémentaires" office:value-type="string" table:number-rows-spanned="1" table:style-name="a1605b8">
            <text:p>Outils en informatique<text:line-break/>- Bases de données élémentaires</text:p>
          </table:table-cell>
          <table:table-cell office:string-value="A1DEM14" office:value-type="string" table:number-rows-spanned="1" table:style-name="abf8bca">
            <text:p>A1DEM14</text:p>
          </table:table-cell>
          <table:table-cell office:string-value="Mayag" office:value-type="string" table:number-rows-spanned="1" table:style-name="aa2d1f2">
            <text:p>Mayag</text:p>
          </table:table-cell>
          <table:table-cell office:string-value="Mayag CM&#13;&#10;Belhoul&#13;&#10;Fu Liangliang&#13;&#10;Monnet&#13;&#10;Arib" office:value-type="string" table:number-rows-spanned="1" table:style-name="a5dca36">
            <text:p>Mayag CM<text:line-break/>Belhoul<text:line-break/>Fu Liangliang<text:line-break/>Monnet<text:line-break/>Arib</text:p>
          </table:table-cell>
          <table:table-cell office:string-value="3.0h CM" office:value-type="string" table:number-rows-spanned="1" table:style-name="a7c880b">
            <text:p>3.0h CM</text:p>
          </table:table-cell>
          <table:table-cell table:number-rows-spanned="1" table:style-name="a5b3cee"/>
          <table:table-cell office:string-value="12.0h TP" office:value-type="string" table:number-rows-spanned="1" table:style-name="a8d3c3e">
            <text:p>12.0h TP</text:p>
          </table:table-cell>
          <table:table-cell office:string-value="6" office:value-type="string" table:number-rows-spanned="1" table:style-name="a58a687">
            <text:p>6</text:p>
          </table:table-cell>
          <table:table-cell table:number-rows-spanned="1" table:style-name="aedb4e9"/>
          <table:table-cell table:number-rows-spanned="1" table:style-name="afe32be"/>
          <table:table-cell table:number-rows-spanned="1" table:style-name="aec4a76"/>
          <table:table-cell table:number-rows-spanned="1" table:style-name="a43d311"/>
          <table:table-cell table:number-rows-spanned="1" table:style-name="a9bf61c"/>
        </table:table-row>
        <table:table-row>
          <table:table-cell/>
          <table:table-cell office:string-value="Anglais 1" office:value-type="string" table:number-rows-spanned="1" table:style-name="a96c553">
            <text:p>Anglais 1</text:p>
          </table:table-cell>
          <table:table-cell office:string-value="A1DEM05" office:value-type="string" table:number-rows-spanned="1" table:style-name="ae60b9d">
            <text:p>A1DEM05</text:p>
          </table:table-cell>
          <table:table-cell office:string-value="Bourrel" office:value-type="string" table:number-rows-spanned="1" table:style-name="a0d7487">
            <text:p>Bourrel</text:p>
          </table:table-cell>
          <table:table-cell office:string-value="Lytle-Hassan&#13;&#10;Countcham&#13;&#10;Joyce&#13;&#10;Roque&#13;&#10;Pattie&#13;&#10;Whiteside&#13;&#10;Levy-Alimi" office:value-type="string" table:number-rows-spanned="1" table:style-name="a4f9162">
            <text:p>Lytle-Hassan<text:line-break/>Countcham<text:line-break/>Joyce<text:line-break/>Roque<text:line-break/>Pattie<text:line-break/>Whiteside<text:line-break/>Levy-Alimi</text:p>
          </table:table-cell>
          <table:table-cell table:number-rows-spanned="1" table:style-name="a30f441"/>
          <table:table-cell office:string-value="18.0h CMTD" office:value-type="string" table:number-rows-spanned="1" table:style-name="a2ad689">
            <text:p>18.0h CMTD</text:p>
          </table:table-cell>
          <table:table-cell table:number-rows-spanned="1" table:style-name="a727fc2"/>
          <table:table-cell office:string-value="12" office:value-type="string" table:number-rows-spanned="1" table:style-name="a747fb0">
            <text:p>12</text:p>
          </table:table-cell>
          <table:table-cell table:number-rows-spanned="1" table:style-name="accbcca"/>
          <table:table-cell table:number-rows-spanned="1" table:style-name="a7a0947"/>
          <table:table-cell table:number-rows-spanned="1" table:style-name="af54c1a"/>
          <table:table-cell table:number-rows-spanned="1" table:style-name="a131c06"/>
          <table:table-cell table:number-rows-spanned="1" table:style-name="a387492"/>
          <table:table-cell table:number-rows-spanned="1"/>
          <table:table-cell office:string-value="Macroéconomie : analyse de long terme" office:value-type="string" table:number-rows-spanned="1" table:style-name="a617881">
            <text:p>Macroéconomie : analyse de long terme</text:p>
          </table:table-cell>
          <table:table-cell office:string-value="A1DEM12" office:value-type="string" table:number-rows-spanned="1" table:style-name="a999815">
            <text:p>A1DEM12</text:p>
          </table:table-cell>
          <table:table-cell office:string-value="Chagny" office:value-type="string" table:number-rows-spanned="1" table:style-name="a9e775f">
            <text:p>Chagny</text:p>
          </table:table-cell>
          <table:table-cell office:string-value="Chagny CM&#13;&#10;Lorre&#13;&#10;Laffineur" office:value-type="string" table:number-rows-spanned="1" table:style-name="a34f31d">
            <text:p>Chagny CM<text:line-break/>Lorre<text:line-break/>Laffineur</text:p>
          </table:table-cell>
          <table:table-cell office:string-value="19.5h CM" office:value-type="string" table:number-rows-spanned="1" table:style-name="a12f8f0">
            <text:p>19.5h CM</text:p>
          </table:table-cell>
          <table:table-cell office:string-value="19.5h TD" office:value-type="string" table:number-rows-spanned="1" table:style-name="a246442">
            <text:p>19.5h TD</text:p>
          </table:table-cell>
          <table:table-cell table:number-rows-spanned="1" table:style-name="a242a2d"/>
          <table:table-cell office:string-value="6" office:value-type="string" table:number-rows-spanned="1" table:style-name="a6b3b66">
            <text:p>6</text:p>
          </table:table-cell>
          <table:table-cell table:number-rows-spanned="1" table:style-name="a031620"/>
          <table:table-cell table:number-rows-spanned="1" table:style-name="ac40a03"/>
          <table:table-cell table:number-rows-spanned="1" table:style-name="a620d73"/>
          <table:table-cell table:number-rows-spanned="1" table:style-name="a278301"/>
          <table:table-cell table:number-rows-spanned="1" table:style-name="a846441"/>
        </table:table-row>
        <table:table-row>
          <table:table-cell/>
          <table:table-cell office:string-value="LV2 (Allemand / Espagnol)" office:value-type="string" table:number-rows-spanned="1" table:style-name="a212029">
            <text:p>LV2 (Allemand / Espagnol)</text:p>
          </table:table-cell>
          <table:table-cell office:string-value="A1ALL01&#13;&#10;A1ESP01" office:value-type="string" table:number-rows-spanned="1" table:style-name="ad08023">
            <text:p>A1ALL01<text:line-break/>A1ESP01</text:p>
          </table:table-cell>
          <table:table-cell office:string-value="Quinchon-Caudal&#13;&#10;Amisse" office:value-type="string" table:number-rows-spanned="1" table:style-name="ab568f2">
            <text:p>Quinchon-Caudal<text:line-break/>Amisse</text:p>
          </table:table-cell>
          <table:table-cell office:string-value="Tudoran&#13;&#10;Barrera Guarin&#13;&#10;Jareno Gila" office:value-type="string" table:number-rows-spanned="1" table:style-name="a3c0337">
            <text:p>Tudoran<text:line-break/>Barrera Guarin<text:line-break/>Jareno Gila</text:p>
          </table:table-cell>
          <table:table-cell table:number-rows-spanned="1" table:style-name="a65f51c"/>
          <table:table-cell office:string-value="18.0h TD" office:value-type="string" table:number-rows-spanned="1" table:style-name="ab8bc58">
            <text:p>18.0h TD</text:p>
          </table:table-cell>
          <table:table-cell table:number-rows-spanned="1" table:style-name="a8f582a"/>
          <table:table-cell office:string-value="2 all&#13;&#10;3 esp" office:value-type="string" table:number-rows-spanned="1" table:style-name="a554338">
            <text:p>2 all<text:line-break/>3 esp</text:p>
          </table:table-cell>
          <table:table-cell table:number-rows-spanned="1" table:style-name="a032beb"/>
          <table:table-cell table:number-rows-spanned="1" table:style-name="a0f9b5e"/>
          <table:table-cell table:number-rows-spanned="1" table:style-name="adca86c"/>
          <table:table-cell table:number-rows-spanned="1" table:style-name="ad3301d"/>
          <table:table-cell table:number-rows-spanned="1" table:style-name="a8bf451"/>
          <table:table-cell table:number-rows-spanned="1"/>
          <table:table-cell office:string-value="Anglais 2" office:value-type="string" table:number-rows-spanned="1" table:style-name="a76dfb7">
            <text:p>Anglais 2</text:p>
          </table:table-cell>
          <table:table-cell office:string-value="A1DEM13" office:value-type="string" table:number-rows-spanned="1" table:style-name="a8b6a50">
            <text:p>A1DEM13</text:p>
          </table:table-cell>
          <table:table-cell office:string-value="Bourrel" office:value-type="string" table:number-rows-spanned="1" table:style-name="ac36b6d">
            <text:p>Bourrel</text:p>
          </table:table-cell>
          <table:table-cell office:string-value="Lytle-Hassan&#13;&#10;Countcham&#13;&#10;Joyce&#13;&#10;Roque&#13;&#10;Pattie&#13;&#10;Whiteside&#13;&#10;Orgeret" office:value-type="string" table:number-rows-spanned="1" table:style-name="ab11126">
            <text:p>Lytle-Hassan<text:line-break/>Countcham<text:line-break/>Joyce<text:line-break/>Roque<text:line-break/>Pattie<text:line-break/>Whiteside<text:line-break/>Orgeret</text:p>
          </table:table-cell>
          <table:table-cell table:number-rows-spanned="1" table:style-name="a9517e8"/>
          <table:table-cell office:string-value="19.5h CMTD" office:value-type="string" table:number-rows-spanned="1" table:style-name="aeff6b7">
            <text:p>19.5h CMTD</text:p>
          </table:table-cell>
          <table:table-cell table:number-rows-spanned="1" table:style-name="a3512df"/>
          <table:table-cell office:string-value="12" office:value-type="string" table:number-rows-spanned="1" table:style-name="a50c29b">
            <text:p>12</text:p>
          </table:table-cell>
          <table:table-cell table:number-rows-spanned="1" table:style-name="ab87d68"/>
          <table:table-cell table:number-rows-spanned="1" table:style-name="ad12ef4"/>
          <table:table-cell table:number-rows-spanned="1" table:style-name="affe3b9"/>
          <table:table-cell table:number-rows-spanned="1" table:style-name="a28f596"/>
          <table:table-cell table:number-rows-spanned="1" table:style-name="a5b24bf"/>
        </table:table-row>
        <table:table-row>
          <table:table-cell/>
          <table:table-cell office:string-value="Anglais soutien S1" office:value-type="string" table:number-rows-spanned="1" table:style-name="a53049b">
            <text:p>Anglais soutien S1</text:p>
          </table:table-cell>
          <table:table-cell office:string-value="A1SOU01" office:value-type="string" table:number-rows-spanned="1" table:style-name="a33a642">
            <text:p>A1SOU01</text:p>
          </table:table-cell>
          <table:table-cell office:string-value="Bourrel" office:value-type="string" table:number-rows-spanned="1" table:style-name="a3e3bfe">
            <text:p>Bourrel</text:p>
          </table:table-cell>
          <table:table-cell office:string-value="Joyce" office:value-type="string" table:number-rows-spanned="1" table:style-name="afe0bde">
            <text:p>Joyce</text:p>
          </table:table-cell>
          <table:table-cell table:number-rows-spanned="1" table:style-name="a02cb20"/>
          <table:table-cell office:string-value="19.5h TD" office:value-type="string" table:number-rows-spanned="1" table:style-name="a585985">
            <text:p>19.5h TD</text:p>
          </table:table-cell>
          <table:table-cell table:number-rows-spanned="1" table:style-name="aad6649"/>
          <table:table-cell office:string-value="1" office:value-type="string" table:number-rows-spanned="1" table:style-name="afc29a8">
            <text:p>1</text:p>
          </table:table-cell>
          <table:table-cell table:number-rows-spanned="1" table:style-name="abbd2d9"/>
          <table:table-cell table:number-rows-spanned="1" table:style-name="a42e9bd"/>
          <table:table-cell table:number-rows-spanned="1" table:style-name="a40ede5"/>
          <table:table-cell table:number-rows-spanned="1" table:style-name="a863dcc"/>
          <table:table-cell table:number-rows-spanned="1" table:style-name="a35361d"/>
          <table:table-cell table:number-rows-spanned="1"/>
          <table:table-cell office:string-value="LV2 (Allemand / Espagnol)" office:value-type="string" table:number-rows-spanned="1" table:style-name="ad76cfc">
            <text:p>LV2 (Allemand / Espagnol)</text:p>
          </table:table-cell>
          <table:table-cell office:string-value="" office:value-type="string" table:number-rows-spanned="1" table:style-name="a145e70">
            <text:p/>
          </table:table-cell>
          <table:table-cell table:number-rows-spanned="1" table:style-name="a19282e"/>
          <table:table-cell table:number-rows-spanned="1" table:style-name="af86ce9"/>
          <table:table-cell table:number-rows-spanned="1" table:style-name="a12a795"/>
          <table:table-cell office:string-value="19.5h TD" office:value-type="string" table:number-rows-spanned="1" table:style-name="a85d7a7">
            <text:p>19.5h TD</text:p>
          </table:table-cell>
          <table:table-cell table:number-rows-spanned="1" table:style-name="a835868"/>
          <table:table-cell office:string-value="2 all&#13;&#10;3 esp" office:value-type="string" table:number-rows-spanned="1" table:style-name="acce96a">
            <text:p>2 all<text:line-break/>3 esp</text:p>
          </table:table-cell>
          <table:table-cell table:number-rows-spanned="1" table:style-name="a46033f"/>
          <table:table-cell table:number-rows-spanned="1" table:style-name="a2264ac"/>
          <table:table-cell table:number-rows-spanned="1" table:style-name="a48a1cf"/>
          <table:table-cell table:number-rows-spanned="1" table:style-name="a8b0fa2"/>
          <table:table-cell table:number-rows-spanned="1" table:style-name="a389f01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867039">
            <text:p>Anglais soutien S2</text:p>
          </table:table-cell>
          <table:table-cell office:string-value="A1SOU02" office:value-type="string" table:number-rows-spanned="1" table:style-name="a1103de">
            <text:p>A1SOU02</text:p>
          </table:table-cell>
          <table:table-cell office:string-value="Bourrel" office:value-type="string" table:number-rows-spanned="1" table:style-name="a7bc186">
            <text:p>Bourrel</text:p>
          </table:table-cell>
          <table:table-cell office:string-value="Joyce" office:value-type="string" table:number-rows-spanned="1" table:style-name="ae946f5">
            <text:p>Joyce</text:p>
          </table:table-cell>
          <table:table-cell table:number-rows-spanned="1" table:style-name="a3ab193"/>
          <table:table-cell office:string-value="19.5h TD" office:value-type="string" table:number-rows-spanned="1" table:style-name="aac9b3f">
            <text:p>19.5h TD</text:p>
          </table:table-cell>
          <table:table-cell table:number-rows-spanned="1" table:style-name="a8b0f97"/>
          <table:table-cell office:string-value="1" office:value-type="string" table:number-rows-spanned="1" table:style-name="acdf6ac">
            <text:p>1</text:p>
          </table:table-cell>
          <table:table-cell table:number-rows-spanned="1" table:style-name="ac87fe6"/>
          <table:table-cell table:number-rows-spanned="1" table:style-name="a1bd7d1"/>
          <table:table-cell table:number-rows-spanned="1" table:style-name="ab2cc36"/>
          <table:table-cell table:number-rows-spanned="1" table:style-name="abb5561"/>
          <table:table-cell table:number-rows-spanned="1" table:style-name="a75bc07"/>
        </table:table-row>
        <table:table-row>
          <table:table-cell/>
          <table:table-cell office:string-value="COMMENTAIRES" office:value-type="string" table:number-rows-spanned="1" table:style-name="ae3587f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337981">
            <text:p>DROIT C2I</text:p>
          </table:table-cell>
          <table:table-cell office:string-value="A0MID21" office:value-type="string" table:number-rows-spanned="1" table:style-name="a0dca42">
            <text:p>A0MID21</text:p>
          </table:table-cell>
          <table:table-cell table:number-rows-spanned="1" table:style-name="aab95fb"/>
          <table:table-cell office:string-value="Batusanski" office:value-type="string" table:number-rows-spanned="1" table:style-name="a86ca6d">
            <text:p>Batusanski</text:p>
          </table:table-cell>
          <table:table-cell office:string-value="18.0h CM" office:value-type="string" table:number-rows-spanned="1" table:style-name="ae05dfc">
            <text:p>18.0h CM</text:p>
          </table:table-cell>
          <table:table-cell table:number-rows-spanned="1" table:style-name="a9fe0fd"/>
          <table:table-cell table:number-rows-spanned="1" table:style-name="a5f64e1"/>
          <table:table-cell office:string-value="1" office:value-type="string" table:number-rows-spanned="1" table:style-name="a7a5795">
            <text:p>1</text:p>
          </table:table-cell>
          <table:table-cell table:number-rows-spanned="1" table:style-name="ac66925"/>
          <table:table-cell table:number-rows-spanned="1" table:style-name="a880f5a"/>
          <table:table-cell table:number-rows-spanned="1" table:style-name="abecd99"/>
          <table:table-cell table:number-rows-spanned="1" table:style-name="aafe09e"/>
          <table:table-cell table:number-rows-spanned="1" table:style-name="a55125b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f3423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